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8cm" svg:height="9.004cm" svg:x="0.165cm" svg:y="7.995cm">
            <draw:object draw:notify-on-update-of-ranges="Sheet1.A15:Sheet1.D15 Sheet1.A16:Sheet1.D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4.642cm" svg:height="7.942cm" svg:x="17.279cm" svg:y="8.765cm">
            <draw:object draw:notify-on-update-of-ranges="Sheet1.A2:Sheet1.T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.653cm" svg:height="7.65cm" svg:x="48.538cm" svg:y="9.297cm">
            <draw:object draw:notify-on-update-of-ranges="Sheet1.A8:Sheet1.T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2.683cm" svg:height="7.134cm" svg:x="33.427cm" svg:y="9.058cm">
            <draw:object draw:notify-on-update-of-ranges="Sheet1.A5:Sheet1.T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921cm" svg:height="7.277cm" svg:x="63.749cm" svg:y="9.483cm">
            <draw:object draw:notify-on-update-of-ranges="Sheet1.A11:Sheet1.T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number-columns-repeated="16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1 query</text:p>
          </table:table-cell>
        </table:table-row>
        <table:table-row table:style-name="ro1">
          <table:table-cell table:style-name="ce1" office:value-type="float" office:value="683.234691619873" calcext:value-type="float">
            <text:p>683.234691619873</text:p>
          </table:table-cell>
          <table:table-cell office:value-type="float" office:value="672.191143035889" calcext:value-type="float">
            <text:p>672.191143035889</text:p>
          </table:table-cell>
          <table:table-cell office:value-type="float" office:value="670.607328414917" calcext:value-type="float">
            <text:p>670.607328414917</text:p>
          </table:table-cell>
          <table:table-cell office:value-type="float" office:value="667.386293411255" calcext:value-type="float">
            <text:p>667.386293411255</text:p>
          </table:table-cell>
          <table:table-cell office:value-type="float" office:value="1027.88972854614" calcext:value-type="float">
            <text:p>1027.88972854614</text:p>
          </table:table-cell>
          <table:table-cell office:value-type="float" office:value="610.552787780762" calcext:value-type="float">
            <text:p>610.552787780762</text:p>
          </table:table-cell>
          <table:table-cell office:value-type="float" office:value="669.040441513062" calcext:value-type="float">
            <text:p>669.040441513062</text:p>
          </table:table-cell>
          <table:table-cell office:value-type="float" office:value="658.43677520752" calcext:value-type="float">
            <text:p>658.43677520752</text:p>
          </table:table-cell>
          <table:table-cell office:value-type="float" office:value="703.676700592041" calcext:value-type="float">
            <text:p>703.676700592041</text:p>
          </table:table-cell>
          <table:table-cell office:value-type="float" office:value="650.251150131226" calcext:value-type="float">
            <text:p>650.251150131226</text:p>
          </table:table-cell>
          <table:table-cell office:value-type="float" office:value="876.595497131348" calcext:value-type="float">
            <text:p>876.595497131348</text:p>
          </table:table-cell>
          <table:table-cell table:style-name="ce1" office:value-type="float" office:value="821.313858032227" calcext:value-type="float">
            <text:p>821.313858032227</text:p>
          </table:table-cell>
          <table:table-cell office:value-type="float" office:value="652.288913726807" calcext:value-type="float">
            <text:p>652.288913726807</text:p>
          </table:table-cell>
          <table:table-cell office:value-type="float" office:value="518.412351608276" calcext:value-type="float">
            <text:p>518.412351608276</text:p>
          </table:table-cell>
          <table:table-cell office:value-type="float" office:value="680.597305297852" calcext:value-type="float">
            <text:p>680.597305297852</text:p>
          </table:table-cell>
          <table:table-cell office:value-type="float" office:value="661.727666854858" calcext:value-type="float">
            <text:p>661.727666854858</text:p>
          </table:table-cell>
          <table:table-cell office:value-type="float" office:value="507.383108139038" calcext:value-type="float">
            <text:p>507.383108139038</text:p>
          </table:table-cell>
          <table:table-cell office:value-type="float" office:value="509.304523468018" calcext:value-type="float">
            <text:p>509.304523468018</text:p>
          </table:table-cell>
          <table:table-cell office:value-type="float" office:value="662.969827651978" calcext:value-type="float">
            <text:p>662.969827651978</text:p>
          </table:table-cell>
          <table:table-cell office:value-type="float" office:value="502.269506454468" calcext:value-type="float">
            <text:p>502.269506454468</text:p>
          </table:table-cell>
          <table:table-cell table:formula="of:=AVERAGE([.A2:.T2])" office:value-type="float" office:value="670.306479930878" calcext:value-type="float">
            <text:p>670.306479930878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2 query</text:p>
          </table:table-cell>
        </table:table-row>
        <table:table-row table:style-name="ro1">
          <table:table-cell table:style-name="ce1" office:value-type="float" office:value="1387.21919059753" calcext:value-type="float">
            <text:p>1387.21919059753</text:p>
          </table:table-cell>
          <table:table-cell office:value-type="float" office:value="1120.38826942444" calcext:value-type="float">
            <text:p>1120.38826942444</text:p>
          </table:table-cell>
          <table:table-cell office:value-type="float" office:value="1094.37131881714" calcext:value-type="float">
            <text:p>1094.37131881714</text:p>
          </table:table-cell>
          <table:table-cell office:value-type="float" office:value="1122.01881408691" calcext:value-type="float">
            <text:p>1122.01881408691</text:p>
          </table:table-cell>
          <table:table-cell office:value-type="float" office:value="1466.30048751831" calcext:value-type="float">
            <text:p>1466.30048751831</text:p>
          </table:table-cell>
          <table:table-cell office:value-type="float" office:value="1093.68228912354" calcext:value-type="float">
            <text:p>1093.68228912354</text:p>
          </table:table-cell>
          <table:table-cell office:value-type="float" office:value="1093.5754776001" calcext:value-type="float">
            <text:p>1093.5754776001</text:p>
          </table:table-cell>
          <table:table-cell office:value-type="float" office:value="1114.84050750732" calcext:value-type="float">
            <text:p>1114.84050750732</text:p>
          </table:table-cell>
          <table:table-cell office:value-type="float" office:value="1453.16004753113" calcext:value-type="float">
            <text:p>1453.16004753113</text:p>
          </table:table-cell>
          <table:table-cell office:value-type="float" office:value="1284.80911254883" calcext:value-type="float">
            <text:p>1284.80911254883</text:p>
          </table:table-cell>
          <table:table-cell office:value-type="float" office:value="1108.35433006287" calcext:value-type="float">
            <text:p>1108.35433006287</text:p>
          </table:table-cell>
          <table:table-cell office:value-type="float" office:value="1183.35199356079" calcext:value-type="float">
            <text:p>1183.35199356079</text:p>
          </table:table-cell>
          <table:table-cell office:value-type="float" office:value="1307.47199058533" calcext:value-type="float">
            <text:p>1307.47199058533</text:p>
          </table:table-cell>
          <table:table-cell office:value-type="float" office:value="875.635862350464" calcext:value-type="float">
            <text:p>875.635862350464</text:p>
          </table:table-cell>
          <table:table-cell office:value-type="float" office:value="1104.68578338623" calcext:value-type="float">
            <text:p>1104.68578338623</text:p>
          </table:table-cell>
          <table:table-cell office:value-type="float" office:value="1102.20074653625" calcext:value-type="float">
            <text:p>1102.20074653625</text:p>
          </table:table-cell>
          <table:table-cell office:value-type="float" office:value="837.478876113892" calcext:value-type="float">
            <text:p>837.478876113892</text:p>
          </table:table-cell>
          <table:table-cell office:value-type="float" office:value="835.40415763855" calcext:value-type="float">
            <text:p>835.40415763855</text:p>
          </table:table-cell>
          <table:table-cell office:value-type="float" office:value="1096.24528884888" calcext:value-type="float">
            <text:p>1096.24528884888</text:p>
          </table:table-cell>
          <table:table-cell office:value-type="float" office:value="838.658332824707" calcext:value-type="float">
            <text:p>838.658332824707</text:p>
          </table:table-cell>
          <table:table-cell table:formula="of:=AVERAGE([.A5:.T5])" office:value-type="float" office:value="1125.99264383316" calcext:value-type="float">
            <text:p>1125.9926438331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3 query</text:p>
          </table:table-cell>
        </table:table-row>
        <table:table-row table:style-name="ro1">
          <table:table-cell table:style-name="ce1" office:value-type="float" office:value="1942.07143783569" calcext:value-type="float">
            <text:p>1942.07143783569</text:p>
          </table:table-cell>
          <table:table-cell office:value-type="float" office:value="1945.94407081604" calcext:value-type="float">
            <text:p>1945.94407081604</text:p>
          </table:table-cell>
          <table:table-cell office:value-type="float" office:value="1947.98278808594" calcext:value-type="float">
            <text:p>1947.98278808594</text:p>
          </table:table-cell>
          <table:table-cell office:value-type="float" office:value="1959.05137062073" calcext:value-type="float">
            <text:p>1959.05137062073</text:p>
          </table:table-cell>
          <table:table-cell office:value-type="float" office:value="2030.61199188232" calcext:value-type="float">
            <text:p>2030.61199188232</text:p>
          </table:table-cell>
          <table:table-cell office:value-type="float" office:value="1945.74069976807" calcext:value-type="float">
            <text:p>1945.74069976807</text:p>
          </table:table-cell>
          <table:table-cell office:value-type="float" office:value="1928.72881889343" calcext:value-type="float">
            <text:p>1928.72881889343</text:p>
          </table:table-cell>
          <table:table-cell office:value-type="float" office:value="1956.27021789551" calcext:value-type="float">
            <text:p>1956.27021789551</text:p>
          </table:table-cell>
          <table:table-cell office:value-type="float" office:value="2285.51125526428" calcext:value-type="float">
            <text:p>2285.51125526428</text:p>
          </table:table-cell>
          <table:table-cell office:value-type="float" office:value="2085.66951751709" calcext:value-type="float">
            <text:p>2085.66951751709</text:p>
          </table:table-cell>
          <table:table-cell office:value-type="float" office:value="1995.86057662964" calcext:value-type="float">
            <text:p>1995.86057662964</text:p>
          </table:table-cell>
          <table:table-cell office:value-type="float" office:value="2635.03289222717" calcext:value-type="float">
            <text:p>2635.03289222717</text:p>
          </table:table-cell>
          <table:table-cell office:value-type="float" office:value="2628.15022468567" calcext:value-type="float">
            <text:p>2628.15022468567</text:p>
          </table:table-cell>
          <table:table-cell office:value-type="float" office:value="1485.48436164856" calcext:value-type="float">
            <text:p>1485.48436164856</text:p>
          </table:table-cell>
          <table:table-cell office:value-type="float" office:value="2084.43856239319" calcext:value-type="float">
            <text:p>2084.43856239319</text:p>
          </table:table-cell>
          <table:table-cell office:value-type="float" office:value="1931.38074874878" calcext:value-type="float">
            <text:p>1931.38074874878</text:p>
          </table:table-cell>
          <table:table-cell office:value-type="float" office:value="1468.71638298035" calcext:value-type="float">
            <text:p>1468.71638298035</text:p>
          </table:table-cell>
          <table:table-cell office:value-type="float" office:value="1589.50781822205" calcext:value-type="float">
            <text:p>1589.50781822205</text:p>
          </table:table-cell>
          <table:table-cell office:value-type="float" office:value="1942.50535964966" calcext:value-type="float">
            <text:p>1942.50535964966</text:p>
          </table:table-cell>
          <table:table-cell office:value-type="float" office:value="1846.42958641052" calcext:value-type="float">
            <text:p>1846.42958641052</text:p>
          </table:table-cell>
          <table:table-cell table:formula="of:=AVERAGE([.A8:.T8])" office:value-type="float" office:value="1981.75443410873" calcext:value-type="float">
            <text:p>1981.7544341087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verage 4 query</text:p>
          </table:table-cell>
        </table:table-row>
        <table:table-row table:style-name="ro1">
          <table:table-cell table:style-name="ce1" office:value-type="float" office:value="2915.47036170959" calcext:value-type="float">
            <text:p>2915.47036170959</text:p>
          </table:table-cell>
          <table:table-cell office:value-type="float" office:value="3024.82533454895" calcext:value-type="float">
            <text:p>3024.82533454895</text:p>
          </table:table-cell>
          <table:table-cell office:value-type="float" office:value="2946.79236412048" calcext:value-type="float">
            <text:p>2946.79236412048</text:p>
          </table:table-cell>
          <table:table-cell office:value-type="float" office:value="3912.46557235718" calcext:value-type="float">
            <text:p>3912.46557235718</text:p>
          </table:table-cell>
          <table:table-cell office:value-type="float" office:value="2798.94065856934" calcext:value-type="float">
            <text:p>2798.94065856934</text:p>
          </table:table-cell>
          <table:table-cell office:value-type="float" office:value="3130.46431541443" calcext:value-type="float">
            <text:p>3130.46431541443</text:p>
          </table:table-cell>
          <table:table-cell office:value-type="float" office:value="3345.20626068115" calcext:value-type="float">
            <text:p>3345.20626068115</text:p>
          </table:table-cell>
          <table:table-cell office:value-type="float" office:value="3789.75534439087" calcext:value-type="float">
            <text:p>3789.75534439087</text:p>
          </table:table-cell>
          <table:table-cell office:value-type="float" office:value="3007.87782669067" calcext:value-type="float">
            <text:p>3007.87782669067</text:p>
          </table:table-cell>
          <table:table-cell office:value-type="float" office:value="2999.23205375671" calcext:value-type="float">
            <text:p>2999.23205375671</text:p>
          </table:table-cell>
          <table:table-cell office:value-type="float" office:value="3119.215965271" calcext:value-type="float">
            <text:p>3119.215965271</text:p>
          </table:table-cell>
          <table:table-cell office:value-type="float" office:value="3625.08034706116" calcext:value-type="float">
            <text:p>3625.08034706116</text:p>
          </table:table-cell>
          <table:table-cell office:value-type="float" office:value="2768.84698867798" calcext:value-type="float">
            <text:p>2768.84698867798</text:p>
          </table:table-cell>
          <table:table-cell office:value-type="float" office:value="2647.64714241028" calcext:value-type="float">
            <text:p>2647.64714241028</text:p>
          </table:table-cell>
          <table:table-cell office:value-type="float" office:value="2931.5390586853" calcext:value-type="float">
            <text:p>2931.5390586853</text:p>
          </table:table-cell>
          <table:table-cell office:value-type="float" office:value="2809.35454368591" calcext:value-type="float">
            <text:p>2809.35454368591</text:p>
          </table:table-cell>
          <table:table-cell office:value-type="float" office:value="2187.02411651611" calcext:value-type="float">
            <text:p>2187.02411651611</text:p>
          </table:table-cell>
          <table:table-cell office:value-type="float" office:value="2549.87978935242" calcext:value-type="float">
            <text:p>2549.87978935242</text:p>
          </table:table-cell>
          <table:table-cell office:value-type="float" office:value="2399.66511726379" calcext:value-type="float">
            <text:p>2399.66511726379</text:p>
          </table:table-cell>
          <table:table-cell office:value-type="float" office:value="2886.96074485779" calcext:value-type="float">
            <text:p>2886.96074485779</text:p>
          </table:table-cell>
          <table:table-cell table:formula="of:=AVERAGE([.A11:.T11])" office:value-type="float" office:value="2989.81219530106" calcext:value-type="float">
            <text:p>2989.81219530106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office:value-type="string" calcext:value-type="string">
            <text:p>Average 1 query</text:p>
          </table:table-cell>
          <table:table-cell office:value-type="string" calcext:value-type="string">
            <text:p>Average 2 query</text:p>
          </table:table-cell>
          <table:table-cell office:value-type="string" calcext:value-type="string">
            <text:p>Average 3 query</text:p>
          </table:table-cell>
          <table:table-cell office:value-type="string" calcext:value-type="string">
            <text:p>Average 4 query</text:p>
          </table:table-cell>
          <table:table-cell table:number-columns-repeated="17"/>
        </table:table-row>
        <table:table-row table:style-name="ro1">
          <table:table-cell office:value-type="float" office:value="670.306479930878" calcext:value-type="float">
            <text:p>670.306479930878</text:p>
          </table:table-cell>
          <table:table-cell office:value-type="float" office:value="1125.99264383316" calcext:value-type="float">
            <text:p>1125.99264383316</text:p>
          </table:table-cell>
          <table:table-cell office:value-type="float" office:value="1981.75443410873" calcext:value-type="float">
            <text:p>1981.75443410873</text:p>
          </table:table-cell>
          <table:table-cell office:value-type="float" office:value="2989.81219530106" calcext:value-type="float">
            <text:p>2989.81219530106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3:38:19.676115829</meta:creation-date>
    <dc:date>2023-11-28T19:51:49.724696713</dc:date>
    <meta:editing-duration>PT1H3M58S</meta:editing-duration>
    <meta:editing-cycles>2</meta:editing-cycles>
    <meta:generator>LibreOffice/7.3.7.2$Linux_X86_64 LibreOffice_project/30$Build-2</meta:generator>
    <meta:document-statistic meta:table-count="1" meta:cell-count="176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plot-area chart:style-name="ch2" table:cell-range-address="Sheet1.A15:Sheet1.D16" chart:data-source-has-labels="row" svg:x="-0.017cm" svg:y="0.128cm" svg:width="15.533cm" svg:height="8.643cm">
          <chart:coordinate-region svg:x="0.975cm" svg:y="0.327cm" svg:width="14.541cm" svg:height="7.797cm"/>
          <chart:axis chart:dimension="x" chart:name="primary-x" chart:style-name="ch3" chartooo:axis-type="auto">
            <chartooo:date-scale/>
            <chart:categories table:cell-range-address="Sheet1.A15:Sheet1.D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D16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1 query</text:p>
                <draw:g>
                  <svg:desc>Sheet1.A15:Sheet1.D15</svg:desc>
                </draw:g>
              </table:table-cell>
              <table:table-cell office:value-type="string">
                <text:p>Average 2 query</text:p>
              </table:table-cell>
              <table:table-cell office:value-type="string">
                <text:p>Average 3 query</text:p>
              </table:table-cell>
              <table:table-cell office:value-type="string">
                <text:p>Average 4 query</text:p>
              </table:table-cell>
            </table:table-row>
          </table:table-header-rows>
          <table:table-rows>
            <table:table-row>
              <table:table-cell office:value-type="string">
                <text:p>Row 16</text:p>
                <draw:g>
                  <svg:desc/>
                </draw:g>
              </table:table-cell>
              <table:table-cell office:value-type="float" office:value="670.306479930878">
                <text:p>670.306479930878</text:p>
                <draw:g>
                  <svg:desc>Sheet1.A16:Sheet1.D16</svg:desc>
                </draw:g>
              </table:table-cell>
              <table:table-cell office:value-type="float" office:value="1125.99264383316">
                <text:p>1125.99264383316</text:p>
              </table:table-cell>
              <table:table-cell office:value-type="float" office:value="1981.75443410873">
                <text:p>1981.75443410873</text:p>
              </table:table-cell>
              <table:table-cell office:value-type="float" office:value="2989.81219530106">
                <text:p>2989.81219530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643cm" svg:height="7.943cm" xlink:href=".." xlink:type="simple" chart:class="chart:line" chart:style-name="ch1">
        <chart:plot-area chart:style-name="ch2" table:cell-range-address="Sheet1.A2:Sheet1.T2" svg:x="0.292cm" svg:y="0.158cm" svg:width="14.059cm" svg:height="7.627cm">
          <chart:coordinate-region svg:x="1.284cm" svg:y="0.358cm" svg:width="12.881cm" svg:height="6.7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2:Sheet1.T2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83.234691619873">
                <text:p>683.234691619873</text:p>
                <draw:g>
                  <svg:desc>Sheet1.A2:Sheet1.T2</svg:desc>
                </draw:g>
              </table:table-cell>
              <table:table-cell office:value-type="float" office:value="672.191143035889">
                <text:p>672.191143035889</text:p>
              </table:table-cell>
              <table:table-cell office:value-type="float" office:value="670.607328414917">
                <text:p>670.607328414917</text:p>
              </table:table-cell>
              <table:table-cell office:value-type="float" office:value="667.386293411255">
                <text:p>667.386293411255</text:p>
              </table:table-cell>
              <table:table-cell office:value-type="float" office:value="1027.88972854614">
                <text:p>1027.88972854614</text:p>
              </table:table-cell>
              <table:table-cell office:value-type="float" office:value="610.552787780762">
                <text:p>610.552787780762</text:p>
              </table:table-cell>
              <table:table-cell office:value-type="float" office:value="669.040441513062">
                <text:p>669.040441513062</text:p>
              </table:table-cell>
              <table:table-cell office:value-type="float" office:value="658.43677520752">
                <text:p>658.43677520752</text:p>
              </table:table-cell>
              <table:table-cell office:value-type="float" office:value="703.676700592041">
                <text:p>703.676700592041</text:p>
              </table:table-cell>
              <table:table-cell office:value-type="float" office:value="650.251150131226">
                <text:p>650.251150131226</text:p>
              </table:table-cell>
              <table:table-cell office:value-type="float" office:value="876.595497131348">
                <text:p>876.595497131348</text:p>
              </table:table-cell>
              <table:table-cell office:value-type="float" office:value="821.313858032227">
                <text:p>821.313858032227</text:p>
              </table:table-cell>
              <table:table-cell office:value-type="float" office:value="652.288913726807">
                <text:p>652.288913726807</text:p>
              </table:table-cell>
              <table:table-cell office:value-type="float" office:value="518.412351608276">
                <text:p>518.412351608276</text:p>
              </table:table-cell>
              <table:table-cell office:value-type="float" office:value="680.597305297852">
                <text:p>680.597305297852</text:p>
              </table:table-cell>
              <table:table-cell office:value-type="float" office:value="661.727666854858">
                <text:p>661.727666854858</text:p>
              </table:table-cell>
              <table:table-cell office:value-type="float" office:value="507.383108139038">
                <text:p>507.383108139038</text:p>
              </table:table-cell>
              <table:table-cell office:value-type="float" office:value="509.304523468018">
                <text:p>509.304523468018</text:p>
              </table:table-cell>
              <table:table-cell office:value-type="float" office:value="662.969827651978">
                <text:p>662.969827651978</text:p>
              </table:table-cell>
              <table:table-cell office:value-type="float" office:value="502.269506454468">
                <text:p>502.2695064544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654cm" svg:height="7.651cm" xlink:href=".." xlink:type="simple" chart:class="chart:line" chart:style-name="ch1">
        <chart:plot-area chart:style-name="ch2" table:cell-range-address="Sheet1.A8:Sheet1.T8" svg:x="0.273cm" svg:y="0.153cm" svg:width="13.108cm" svg:height="7.345cm">
          <chart:coordinate-region svg:x="1.265cm" svg:y="0.353cm" svg:width="11.929cm" svg:height="6.49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8:Sheet1.T8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942.07143783569">
                <text:p>1942.07143783569</text:p>
                <draw:g>
                  <svg:desc>Sheet1.A8:Sheet1.T8</svg:desc>
                </draw:g>
              </table:table-cell>
              <table:table-cell office:value-type="float" office:value="1945.94407081604">
                <text:p>1945.94407081604</text:p>
              </table:table-cell>
              <table:table-cell office:value-type="float" office:value="1947.98278808594">
                <text:p>1947.98278808594</text:p>
              </table:table-cell>
              <table:table-cell office:value-type="float" office:value="1959.05137062073">
                <text:p>1959.05137062073</text:p>
              </table:table-cell>
              <table:table-cell office:value-type="float" office:value="2030.61199188232">
                <text:p>2030.61199188232</text:p>
              </table:table-cell>
              <table:table-cell office:value-type="float" office:value="1945.74069976807">
                <text:p>1945.74069976807</text:p>
              </table:table-cell>
              <table:table-cell office:value-type="float" office:value="1928.72881889343">
                <text:p>1928.72881889343</text:p>
              </table:table-cell>
              <table:table-cell office:value-type="float" office:value="1956.27021789551">
                <text:p>1956.27021789551</text:p>
              </table:table-cell>
              <table:table-cell office:value-type="float" office:value="2285.51125526428">
                <text:p>2285.51125526428</text:p>
              </table:table-cell>
              <table:table-cell office:value-type="float" office:value="2085.66951751709">
                <text:p>2085.66951751709</text:p>
              </table:table-cell>
              <table:table-cell office:value-type="float" office:value="1995.86057662964">
                <text:p>1995.86057662964</text:p>
              </table:table-cell>
              <table:table-cell office:value-type="float" office:value="2635.03289222717">
                <text:p>2635.03289222717</text:p>
              </table:table-cell>
              <table:table-cell office:value-type="float" office:value="2628.15022468567">
                <text:p>2628.15022468567</text:p>
              </table:table-cell>
              <table:table-cell office:value-type="float" office:value="1485.48436164856">
                <text:p>1485.48436164856</text:p>
              </table:table-cell>
              <table:table-cell office:value-type="float" office:value="2084.43856239319">
                <text:p>2084.43856239319</text:p>
              </table:table-cell>
              <table:table-cell office:value-type="float" office:value="1931.38074874878">
                <text:p>1931.38074874878</text:p>
              </table:table-cell>
              <table:table-cell office:value-type="float" office:value="1468.71638298035">
                <text:p>1468.71638298035</text:p>
              </table:table-cell>
              <table:table-cell office:value-type="float" office:value="1589.50781822205">
                <text:p>1589.50781822205</text:p>
              </table:table-cell>
              <table:table-cell office:value-type="float" office:value="1942.50535964966">
                <text:p>1942.50535964966</text:p>
              </table:table-cell>
              <table:table-cell office:value-type="float" office:value="1846.42958641052">
                <text:p>1846.429586410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84cm" svg:height="7.135cm" xlink:href=".." xlink:type="simple" chart:class="chart:line" chart:style-name="ch1">
        <chart:plot-area chart:style-name="ch2" table:cell-range-address="Sheet1.A5:Sheet1.T5" svg:x="0.253cm" svg:y="0.142cm" svg:width="12.178cm" svg:height="6.851cm">
          <chart:coordinate-region svg:x="1.245cm" svg:y="0.341cm" svg:width="11cm" svg:height="6.00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5:Sheet1.T5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1387.21919059753">
                <text:p>1387.21919059753</text:p>
                <draw:g>
                  <svg:desc>Sheet1.A5:Sheet1.T5</svg:desc>
                </draw:g>
              </table:table-cell>
              <table:table-cell office:value-type="float" office:value="1120.38826942444">
                <text:p>1120.38826942444</text:p>
              </table:table-cell>
              <table:table-cell office:value-type="float" office:value="1094.37131881714">
                <text:p>1094.37131881714</text:p>
              </table:table-cell>
              <table:table-cell office:value-type="float" office:value="1122.01881408691">
                <text:p>1122.01881408691</text:p>
              </table:table-cell>
              <table:table-cell office:value-type="float" office:value="1466.30048751831">
                <text:p>1466.30048751831</text:p>
              </table:table-cell>
              <table:table-cell office:value-type="float" office:value="1093.68228912354">
                <text:p>1093.68228912354</text:p>
              </table:table-cell>
              <table:table-cell office:value-type="float" office:value="1093.5754776001">
                <text:p>1093.5754776001</text:p>
              </table:table-cell>
              <table:table-cell office:value-type="float" office:value="1114.84050750732">
                <text:p>1114.84050750732</text:p>
              </table:table-cell>
              <table:table-cell office:value-type="float" office:value="1453.16004753113">
                <text:p>1453.16004753113</text:p>
              </table:table-cell>
              <table:table-cell office:value-type="float" office:value="1284.80911254883">
                <text:p>1284.80911254883</text:p>
              </table:table-cell>
              <table:table-cell office:value-type="float" office:value="1108.35433006287">
                <text:p>1108.35433006287</text:p>
              </table:table-cell>
              <table:table-cell office:value-type="float" office:value="1183.35199356079">
                <text:p>1183.35199356079</text:p>
              </table:table-cell>
              <table:table-cell office:value-type="float" office:value="1307.47199058533">
                <text:p>1307.47199058533</text:p>
              </table:table-cell>
              <table:table-cell office:value-type="float" office:value="875.635862350464">
                <text:p>875.635862350464</text:p>
              </table:table-cell>
              <table:table-cell office:value-type="float" office:value="1104.68578338623">
                <text:p>1104.68578338623</text:p>
              </table:table-cell>
              <table:table-cell office:value-type="float" office:value="1102.20074653625">
                <text:p>1102.20074653625</text:p>
              </table:table-cell>
              <table:table-cell office:value-type="float" office:value="837.478876113892">
                <text:p>837.478876113892</text:p>
              </table:table-cell>
              <table:table-cell office:value-type="float" office:value="835.40415763855">
                <text:p>835.40415763855</text:p>
              </table:table-cell>
              <table:table-cell office:value-type="float" office:value="1096.24528884888">
                <text:p>1096.24528884888</text:p>
              </table:table-cell>
              <table:table-cell office:value-type="float" office:value="838.658332824707">
                <text:p>838.6583328247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width="0.1cm" svg:stroke-color="#2a6099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22cm" svg:height="7.278cm" xlink:href=".." xlink:type="simple" chart:class="chart:line" chart:style-name="ch1">
        <chart:plot-area chart:style-name="ch2" table:cell-range-address="Sheet1.A11:Sheet1.T11" svg:x="0.258cm" svg:y="0.145cm" svg:width="12.406cm" svg:height="6.988cm">
          <chart:coordinate-region svg:x="1.25cm" svg:y="0.344cm" svg:width="11.228cm" svg:height="6.1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A11:Sheet1.T11" chart:class="chart:line">
            <chart:regression-curve chart:style-name="ch6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2915.47036170959">
                <text:p>2915.47036170959</text:p>
                <draw:g>
                  <svg:desc>Sheet1.A11:Sheet1.T11</svg:desc>
                </draw:g>
              </table:table-cell>
              <table:table-cell office:value-type="float" office:value="3024.82533454895">
                <text:p>3024.82533454895</text:p>
              </table:table-cell>
              <table:table-cell office:value-type="float" office:value="2946.79236412048">
                <text:p>2946.79236412048</text:p>
              </table:table-cell>
              <table:table-cell office:value-type="float" office:value="3912.46557235718">
                <text:p>3912.46557235718</text:p>
              </table:table-cell>
              <table:table-cell office:value-type="float" office:value="2798.94065856934">
                <text:p>2798.94065856934</text:p>
              </table:table-cell>
              <table:table-cell office:value-type="float" office:value="3130.46431541443">
                <text:p>3130.46431541443</text:p>
              </table:table-cell>
              <table:table-cell office:value-type="float" office:value="3345.20626068115">
                <text:p>3345.20626068115</text:p>
              </table:table-cell>
              <table:table-cell office:value-type="float" office:value="3789.75534439087">
                <text:p>3789.75534439087</text:p>
              </table:table-cell>
              <table:table-cell office:value-type="float" office:value="3007.87782669067">
                <text:p>3007.87782669067</text:p>
              </table:table-cell>
              <table:table-cell office:value-type="float" office:value="2999.23205375671">
                <text:p>2999.23205375671</text:p>
              </table:table-cell>
              <table:table-cell office:value-type="float" office:value="3119.215965271">
                <text:p>3119.215965271</text:p>
              </table:table-cell>
              <table:table-cell office:value-type="float" office:value="3625.08034706116">
                <text:p>3625.08034706116</text:p>
              </table:table-cell>
              <table:table-cell office:value-type="float" office:value="2768.84698867798">
                <text:p>2768.84698867798</text:p>
              </table:table-cell>
              <table:table-cell office:value-type="float" office:value="2647.64714241028">
                <text:p>2647.64714241028</text:p>
              </table:table-cell>
              <table:table-cell office:value-type="float" office:value="2931.5390586853">
                <text:p>2931.5390586853</text:p>
              </table:table-cell>
              <table:table-cell office:value-type="float" office:value="2809.35454368591">
                <text:p>2809.35454368591</text:p>
              </table:table-cell>
              <table:table-cell office:value-type="float" office:value="2187.02411651611">
                <text:p>2187.02411651611</text:p>
              </table:table-cell>
              <table:table-cell office:value-type="float" office:value="2549.87978935242">
                <text:p>2549.87978935242</text:p>
              </table:table-cell>
              <table:table-cell office:value-type="float" office:value="2399.66511726379">
                <text:p>2399.66511726379</text:p>
              </table:table-cell>
              <table:table-cell office:value-type="float" office:value="2886.96074485779">
                <text:p>2886.960744857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